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7600001277000013D8B910B2D1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4.979cm" fo:margin-left="0.002cm" fo:margin-right="0.019cm" table:align="margins" style:writing-mode="lr-tb"/>
    </style:style>
    <style:style style:name="Tabela1.A" style:family="table-column">
      <style:table-column-properties style:column-width="2.604cm" style:rel-column-width="11390*"/>
    </style:style>
    <style:style style:name="Tabela1.B" style:family="table-column">
      <style:table-column-properties style:column-width="3.087cm" style:rel-column-width="13505*"/>
    </style:style>
    <style:style style:name="Tabela1.C" style:family="table-column">
      <style:table-column-properties style:column-width="9.289cm" style:rel-column-width="40640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cm" fo:margin-bottom="0cm" fo:line-height="100%" style:snap-to-layout-grid="false"/>
      <style:text-properties fo:language="en" fo:country="US" fo:font-weight="bold" style:font-weight-asian="bold"/>
    </style:style>
    <style:style style:name="P3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 style:snap-to-layout-grid="false"/>
      <style:text-properties fo:language="en" fo:country="US"/>
    </style:style>
    <style:style style:name="P5" style:family="paragraph" style:parent-style-name="Standard">
      <style:paragraph-properties fo:margin-top="0cm" fo:margin-bottom="0cm" fo:line-height="100%" style:snap-to-layout-grid="false"/>
      <style:text-properties fo:font-size="2pt" fo:language="en" fo:country="US" style:font-size-asian="2pt" style:font-size-complex="2pt"/>
    </style:style>
    <style:style style:name="P6" style:family="paragraph" style:parent-style-name="Ass_5f_Title">
      <style:text-properties fo:font-weight="bold" style:font-weight-asian="bold" style:font-weight-complex="bold"/>
    </style:style>
    <style:style style:name="P7" style:family="paragraph" style:parent-style-name="Interface_5f_Asset" style:master-page-name="Standard">
      <style:paragraph-properties style:page-number="auto"/>
    </style:style>
    <style:style style:name="P8" style:family="paragraph" style:parent-style-name="Ass_5f_Id">
      <style:text-properties style:use-window-font-color="true" style:font-name="Trebuchet MS1" fo:font-size="10pt" fo:language="en" fo:country="US" style:font-name-asian="Courier New2" style:font-size-asian="10pt" style:font-name-complex="Courier New2" style:font-size-complex="10pt"/>
    </style:style>
    <style:style style:name="T1" style:family="text">
      <style:text-properties fo:font-size="16pt" fo:language="en" fo:country="US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Interface</text:span><text:span text:style-name="T1"> Specification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Label_5f_Ass">Title</text:p>
          </table:table-cell>
          <table:table-cell table:style-name="Tabela1.B1" table:number-columns-spanned="2" office:value-type="string">
            <text:p text:style-name="P6">IOptimizer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Id</text:p>
          </table:table-cell>
          <table:table-cell table:style-name="Tabela1.B1" table:number-columns-spanned="2" office:value-type="string">
            <text:p text:style-name="P8">&lt;http://purl.org/dcc/pt.c03ensaios.optimizers.IOptimizer&gt;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Author</text:p>
          </table:table-cell>
          <table:table-cell table:style-name="Tabela1.B1" table:number-columns-spanned="2" office:value-type="string">
            <text:p text:style-name="Ass_5f_Author">Eric Lopes, Kamila Galvani, Raniere Silv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Label_5f_Ass">Description</text:p>
          </table:table-cell>
          <table:table-cell table:style-name="Tabela1.B1" table:number-columns-spanned="2" office:value-type="string">
            <text:p text:style-name="Ass_5f_Description">Selects the best Enquirer according to some defined type</text:p>
          </table:table-cell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Methods">Method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Name">getBest</text:p>
          </table:table-cell>
          <table:table-cell table:style-name="Tabela1.B1" table:number-columns-spanned="2" office:value-type="string">
            <text:p text:style-name="AssM_5f_Description">Returns the best Enquirer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Name">URIs</text:p>
          </table:table-cell>
          <table:table-cell table:style-name="Tabela1.B1" office:value-type="string">
            <text:p text:style-name="AssP_5f_Description">Vector of strings that contains URI's of the components to be tested</text:p>
          </table:table-cell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URI of the best component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M_5f_Name">getOPTType</text:p>
          </table:table-cell>
          <table:table-cell table:style-name="Tabela1.B1" table:number-columns-spanned="2" office:value-type="string">
            <text:p text:style-name="AssM_5f_Description">Returns the type according which the components are selected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Type of the Optimizer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AssP_5f_Name">getOPTURI</text:p>
          </table:table-cell>
          <table:table-cell table:style-name="Tabela1.B1" table:number-columns-spanned="2" office:value-type="string">
            <text:p text:style-name="AssP_5f_Description">Returns the optimizer's URI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2"/>
          </table:table-cell>
          <table:table-cell table:style-name="Tabela1.A1" office:value-type="string">
            <text:p text:style-name="AssP_5f_Return">return</text:p>
          </table:table-cell>
          <table:table-cell table:style-name="Tabela1.B1" office:value-type="string">
            <text:p text:style-name="AssP_5f_Description">Optimizer's URI</text:p>
          </table:table-cell>
        </table:table-row>
        <table:table-row table:style-name="Tabela1.1">
          <table:table-cell table:style-name="Tabela1.B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Ass_5f_UML">UML Diagram</text:p>
          </table:table-cell>
          <table:covered-table-cell/>
          <table:covered-table-cell/>
        </table:table-row>
        <table:table-row table:style-name="Tabela1.1">
          <table:table-cell table:style-name="Tabela1.B1" table:number-columns-spanned="3" office:value-type="string">
            <text:p text:style-name="P4"><draw:frame draw:style-name="fr1" draw:name="figura1" text:anchor-type="paragraph" svg:width="4.727cm" svg:height="5.08cm" draw:z-index="0"><draw:image xlink:href="Pictures/2000007600001277000013D8B910B2D1.svm" xlink:type="simple" xlink:show="embed" xlink:actuate="onLoad"/></draw:frame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AssU_5f_Diagram"/>
            <text:p text:style-name="P3"/>
            <text:p text:style-name="P3"/>
            <text:p text:style-name="P3"/>
          </table:table-cell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Trebuchet MS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Title" style:family="paragraph" style:parent-style-name="Standard" style:next-style-name="Text_20_body" style:class="text" style:master-page-name="">
      <style:paragraph-properties fo:margin-top="0cm" fo:margin-bottom="0.21cm" fo:text-align="center" style:justify-single-word="false" style:page-number="auto" fo:keep-with-next="always"/>
      <style:text-properties style:font-name="Arial" fo:font-size="16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sset" style:family="paragraph" style:parent-style-name="Standard" style:class="extra">
      <style:paragraph-properties fo:margin-top="0cm" fo:margin-bottom="0cm" fo:line-height="100%" style:snap-to-layout-grid="false"/>
      <style:text-properties style:font-name="Trebuchet MS" fo:language="en" fo:country="US"/>
    </style:style>
    <style:style style:name="Ass_5f_Id" style:display-name="Ass_Id" style:family="paragraph" style:parent-style-name="Asset" style:class="extra">
      <style:text-properties style:font-name="Courier New"/>
    </style:style>
    <style:style style:name="Ass_5f_Title" style:display-name="Ass_Title" style:family="paragraph" style:parent-style-name="Asset" style:class="extra"/>
    <style:style style:name="Ass_5f_Author" style:display-name="Ass_Author" style:family="paragraph" style:parent-style-name="Asset" style:class="extra"/>
    <style:style style:name="Ass_5f_Description" style:display-name="Ass_Description" style:family="paragraph" style:parent-style-name="Asset" style:class="extra"/>
    <style:style style:name="Label_5f_Ass" style:display-name="Label_Ass" style:family="paragraph" style:parent-style-name="Asset" style:class="extra">
      <style:text-properties fo:font-weight="bold"/>
    </style:style>
    <style:style style:name="Ass_5f_Methods" style:display-name="Ass_Methods" style:family="paragraph" style:parent-style-name="Asset" style:class="extra">
      <style:paragraph-properties fo:text-align="center" style:justify-single-word="false"/>
      <style:text-properties fo:font-weight="bold"/>
    </style:style>
    <style:style style:name="AssM_5f_Name" style:display-name="AssM_Name" style:family="paragraph" style:parent-style-name="Ass_5f_Methods" style:class="extra">
      <style:paragraph-properties fo:text-align="start" style:justify-single-word="false"/>
    </style:style>
    <style:style style:name="AssM_5f_Description" style:display-name="AssM_Description" style:family="paragraph" style:parent-style-name="Ass_5f_Methods" style:class="extra">
      <style:paragraph-properties fo:text-align="start" style:justify-single-word="false"/>
      <style:text-properties fo:font-weight="normal"/>
    </style:style>
    <style:style style:name="Ass_5f_Parameter" style:display-name="Ass_Parameter" style:family="paragraph" style:parent-style-name="Ass_5f_Methods" style:class="extra">
      <style:paragraph-properties fo:text-align="start" style:justify-single-word="false"/>
    </style:style>
    <style:style style:name="AssP_5f_Description" style:display-name="AssP_Description" style:family="paragraph" style:parent-style-name="Ass_5f_Parameter" style:class="extra">
      <style:text-properties fo:font-weight="normal"/>
    </style:style>
    <style:style style:name="AssP_5f_Name" style:display-name="AssP_Name" style:family="paragraph" style:parent-style-name="Ass_5f_Parameter" style:class="extra"/>
    <style:style style:name="AssP_5f_Return" style:display-name="AssP_Return" style:family="paragraph" style:parent-style-name="Ass_5f_Parameter" style:class="extra"/>
    <style:style style:name="Ass_5f_UML" style:display-name="Ass_UML" style:family="paragraph" style:parent-style-name="Asset" style:class="extra">
      <style:paragraph-properties fo:text-align="center" style:justify-single-word="false"/>
      <style:text-properties fo:font-weight="bold"/>
    </style:style>
    <style:style style:name="AssU_5f_Diagram" style:display-name="AssU_Diagram" style:family="paragraph" style:parent-style-name="Ass_5f_UML" style:class="extra">
      <style:text-properties fo:font-weight="normal"/>
    </style:style>
    <style:style style:name="Interface_5f_Asset" style:display-name="Interface_Asset" style:family="paragraph" style:parent-style-name="Title" style:class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</meta:initial-creator>
    <meta:creation-date>2011-04-05T18:48:31</meta:creation-date>
    <dc:date>2011-05-09T19:26:48</dc:date>
    <meta:editing-cycles>19</meta:editing-cycles>
    <meta:editing-duration>P23DT23H50M4S</meta:editing-duration>
    <meta:generator>BrOffice/3.3$Unix LibreOffice_project/330m19$Build-202</meta:generator>
    <dc:creator>Raniere Gaia</dc:creator>
    <meta:document-statistic meta:table-count="1" meta:image-count="1" meta:object-count="0" meta:page-count="1" meta:paragraph-count="25" meta:word-count="73" meta:character-count="518"/>
    <meta:user-defined meta:name="Template Id">http://purl.org/inloco/dcc/interface-specification</meta:user-defined>
  </office:meta>
</office:document-meta>
</file>